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text="urn:oasis:names:tc:opendocument:xmlns:text:1.0" xmlns:office="urn:oasis:names:tc:opendocument:xmlns:office:1.0" office:version="1.2">
  <office:body>
    <office:spreadsheet>
      <table:table table:name="ReLi_7_Report">
        <table:table-column table:number-columns-repeated="5" table:visibility="visible"/>
        <table:table-row>
          <table:table-cell office:value-type="string">
            <text:p>PCell</text:p>
          </table:table-cell>
          <table:table-cell office:value-type="string">
            <text:p>Rezept</text:p>
          </table:table-cell>
          <table:table-cell office:value-type="string">
            <text:p>Ort</text:p>
          </table:table-cell>
          <table:table-cell office:value-type="string">
            <text:p>Meldung</text:p>
          </table:table-cell>
          <table:table-cell office:value-type="string">
            <text:p>Tag</text:p>
          </table:table-cell>
        </table:table-row>
        <table:table-row>
          <table:table-cell office:value-type="string">
            <text:p>VA2</text:p>
          </table:table-cell>
          <table:table-cell office:value-type="string">
            <text:p>VB2</text:p>
          </table:table-cell>
          <table:table-cell office:value-type="string">
            <text:p>VC2</text:p>
          </table:table-cell>
          <table:table-cell office:value-type="string">
            <text:p>VD2</text:p>
          </table:table-cell>
          <table:table-cell office:value-type="string">
            <text:p>VE2</text:p>
          </table:table-cell>
        </table:table-row>
        <table:table-row>
          <table:table-cell office:value-type="string">
            <text:p>VA3</text:p>
          </table:table-cell>
          <table:table-cell office:value-type="string">
            <text:p>VB3</text:p>
          </table:table-cell>
          <table:table-cell office:value-type="string">
            <text:p>VC3</text:p>
          </table:table-cell>
          <table:table-cell office:value-type="string">
            <text:p>VD3</text:p>
          </table:table-cell>
          <table:table-cell office:value-type="string">
            <text:p>VE3</text:p>
          </table:table-cell>
        </table:table-row>
      </table:table>
      <table:database-ranges>
        <table:database-range table:target-range-address="ReLi_7_Report.A1:ReLi_7_Report.E3" table:display-filter-buttons="true"/>
      </table:database-ranges>
    </office:spreadsheet>
  </office:body>
</office:document-content>
</file>

<file path=meta.xml><?xml version="1.0" encoding="utf-8"?>
<office:document-meta xmlns:meta="urn:oasis:names:tc:opendocument:xmlns:meta:1.0" xmlns:dc="http://purl.org/dc/elements/1.1/" xmlns:office="urn:oasis:names:tc:opendocument:xmlns:office:1.0" office:version="1.2">
  <office:meta>
    <meta:generator>ReLi/7.3.7003.37265</meta:generator>
    <dc:title>ReLi 7 Report</dc:title>
    <meta:initial-creator>localhost\user</meta:initial-creator>
    <dc:creator>localhost\user</dc:creator>
    <meta:creation-date>2019-03-05T19:42:11Z</meta:creation-date>
    <dc:date>2019-03-05T19:42:11Z</dc:date>
    <meta:editing-duration>PT0S</meta:editing-duration>
  </office:meta>
</office:document-meta>
</file>